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31289163446381365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2">forme globale communications années 50 (2 ?)</text:p>
                    </text:list-item>
                    <text:list-item>
                      <text:p text:style-name="P2">idée alternative</text:p>
                    </text:list-item>
                    <text:list-item>
                      <text:p text:style-name="P2">avantage en cas de panne d'un ordi</text:p>
                    </text:list-item>
                    <text:list-item>
                      <text:p text:style-name="P2">années 60 : font l'ancêtre d'internet (nom + pour qui c'est ? + combien machines)</text:p>
                    </text:list-item>
                    <text:list-item>
                      <text:p text:style-name="P2">insuffisance de cet ancêtre...</text:p>
                    </text:list-item>
                    <text:list-item>
                      <text:p text:style-name="P2">du coup, un modèle de communications normalisé entre temps (nom + date ?)</text:p>
                    </text:list-item>
                    <text:list-item>
                      <text:p text:style-name="P2">années 90 : explosion d'internet... Grâce à quoi ?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2">nombre utilisateurs internet et serveurs "aujourd'hui"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2">% internautes mondiaux en asie</text:p>
                        </text:list-item>
                        <text:list-item>
                          <text:p text:style-name="P2">pays le plus internetisé</text:p>
                        </text:list-item>
                        <text:list-item>
                          <text:p text:style-name="P2">français = combien de % d'internautes mondiaux ?</text:p>
                        </text:list-item>
                        <text:list-item>
                          <text:p text:style-name="P2">% africains / américains ayant internet</text:p>
                        </text:list-item>
                        <text:list-item>
                          <text:p text:style-name="P2">proportion mondiale internautes</text:p>
                        </text:list-item>
                        <text:list-item>
                          <text:p text:style-name="P2">facteur multiplication internautes entre 2000 et 2010</text:p>
                        </text:list-item>
                        <text:list-item>
                          <text:p text:style-name="P2">croissance internautes afrique dans cette mêm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2">année de naissance</text:p>
                </text:list-item>
                <text:list-item>
                  <text:p text:style-name="P2">OSI : qu'est ce que c'est ?</text:p>
                </text:list-item>
                <text:list-item>
                  <text:p text:style-name="P2">organisé en combien de couches</text:p>
                </text:list-item>
                <text:list-item>
                  <text:p text:style-name="P2">quelles sont ces couches ? (moyen mnémotechnique fac)</text:p>
                </text:list-item>
                <text:list-item>
                  <text:p text:style-name="P2">couches non considérées dans ce cours ? Lesquelles ? Pourquoi ?</text:p>
                </text:list-item>
                <text:list-item>
                  <text:p text:style-name="P2">point commun et différences OSI vs TCP/IP et couches étudiées ici</text:p>
                </text:list-item>
                <text:list-item>
                  <text:p text:style-name="P1">pour chacune des 5 couches étudiées dans ce cours :</text:p>
                  <text:list>
                    <text:list-item>
                      <text:p text:style-name="P3">nom</text:p>
                    </text:list-item>
                    <text:list-item>
                      <text:p text:style-name="P3">rôle</text:p>
                    </text:list-item>
                    <text:list-item>
                      <text:p text:style-name="P3">rôle secondaire (sauf 1)</text:p>
                    </text:list-item>
                    <text:list-item>
                      <text:p text:style-name="P3">matériel associé (sauf 4)</text:p>
                    </text:list-item>
                  </text:list>
                </text:list-item>
                <text:list-item>
                  <text:p text:style-name="P2">la couche réseau = couche n° … – les courches réseau = couches de … a …</text:p>
                </text:list-item>
                <text:list-item>
                  <text:p text:style-name="P1">règles d'or du modèle OSI</text:p>
                  <text:list>
                    <text:list-item>
                      <text:p text:style-name="P2">qu'indique OSI a qui ?</text:p>
                    </text:list-item>
                    <text:list-item>
                      <text:p text:style-name="P1">deux règles d'or</text:p>
                      <text:list>
                        <text:list-item>
                          <text:p text:style-name="P1">premièr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exemple</text:p>
                            </text:list-item>
                            <text:list-item>
                              <text:p text:style-name="P2">avantage</text:p>
                            </text:list-item>
                          </text:list>
                        </text:list-item>
                        <text:list-item>
                          <text:p text:style-name="P1">deuxièm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conséquences sur les étapes de communication entre applis réseaux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brancher les machines, la couche 1</text:p>
              <text:list>
                <text:list-item>
                  <text:p text:style-name="P4">rôles de la couche</text:p>
                  <text:list>
                    <text:list-item>
                      <text:p text:style-name="P4">couche étudiée ici</text:p>
                    </text:list-item>
                    <text:list-item>
                      <text:p text:style-name="P4">rôle principal (déjà vu)</text:p>
                    </text:list-item>
                    <text:list-item>
                      <text:p text:style-name="P4">exemples de supports (2)</text:p>
                    </text:list-item>
                    <text:list-item>
                      <text:p text:style-name="P4">qu'est ce que cette couche fait transiter ?</text:p>
                    </text:list-item>
                    <text:list-item>
                      <text:p text:style-name="P4"><text:soft-page-break/>chacune de ses valeurs correspond a quel état physique ?</text:p>
                    </text:list-item>
                    <text:list-item>
                      <text:p text:style-name="P4">Pourquoi que deux valeurs / états et pas plus ?</text:p>
                    </text:list-item>
                  </text:list>
                </text:list-item>
                <text:list-item>
                  <text:p text:style-name="P4">matériaux</text:p>
                  <text:list>
                    <text:list-item>
                      <text:p text:style-name="P4">cables coaxiaux</text:p>
                      <text:list>
                        <text:list-item>
                          <text:p text:style-name="P4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11T19:44:26</dc:date>
    <dc:creator>yjfjyf jjku</dc:creator>
    <meta:editing-duration>PT5H55S</meta:editing-duration>
    <meta:editing-cycles>95</meta:editing-cycles>
    <meta:generator>OpenOffice/4.0.0$Unix OpenOffice.org_project/400m3$Build-9702</meta:generator>
    <meta:document-statistic meta:table-count="0" meta:image-count="0" meta:object-count="0" meta:page-count="2" meta:paragraph-count="53" meta:word-count="349" meta:character-count="1819"/>
  </office:meta>
</office:document-meta>
</file>